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text-properties style:font-name="Times New Roman" fo:font-size="12pt" style:font-size-asian="12pt" style:font-size-complex="12pt" fo:language="en" fo:country="US"/>
    </style:style>
    <style:style style:name="P57" style:parent-style-name="Normal" style:family="paragraph">
      <style:paragraph-properties fo:text-align="start" fo:text-indent="0in"/>
    </style:style>
    <style:style style:name="T58" style:parent-style-name="DefaultParagraphFon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DefaultParagraphFont" style:family="text">
      <style:text-properties fo:color="#000000"/>
    </style:style>
    <style:style style:name="T61" style:parent-style-name="DefaultParagraphFont" style:family="text">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 style:parent-style-name="Normal" style:family="paragraph">
      <style:paragraph-properties fo:text-align="start" fo:text-indent="0in"/>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style:letter-kerning="false"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style:letter-kerning="false" fo:font-size="12pt" style:font-size-asian="12pt" style:font-size-complex="12pt" fo:language="en" fo:country="US"/>
    </style:style>
    <style:style style:name="T76" style:parent-style-name="DefaultParagraphFont" style:family="text">
      <style:text-properties style:font-name="Times New Roman"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style:letter-kerning="false"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P85" style:parent-style-name="Normal" style:family="paragraph">
      <style:paragraph-properties fo:text-align="start" fo:text-indent="0in"/>
    </style:style>
    <style:style style:name="T86" style:parent-style-name="DefaultParagraphFont" style:family="text">
      <style:text-properties style:font-name="Times New Roman" fo:font-size="12pt" style:font-size-asian="12pt" style:font-size-complex="12pt" fo:language="en" fo:country="US"/>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fo:font-size="12pt" style:font-size-asian="12pt" style:font-size-complex="12pt" fo:language="en" fo:country="US"/>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P109"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10" style:parent-style-name="Normal" style:family="paragraph">
      <style:paragraph-properties fo:text-align="start" fo:text-indent="0in"/>
      <style:text-properties style:font-name="Times New Roman" fo:font-size="12pt" style:font-size-asian="12pt" style:font-size-complex="12pt" fo:language="en" fo:country="US"/>
    </style:style>
    <style:style style:name="P111" style:parent-style-name="Normal" style:family="paragraph">
      <style:paragraph-properties fo:text-align="start" fo:text-indent="0in"/>
      <style:text-properties style:font-name="Times New Roman" fo:font-size="12pt" style:font-size-asian="12pt" style:font-size-complex="12pt" fo:language="en" fo:country="US"/>
    </style:style>
    <style:style style:name="P112"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3" style:parent-style-name="Normal" style:family="paragraph">
      <style:paragraph-properties fo:text-align="start" fo:text-indent="0in"/>
      <style:text-properties style:font-name="Times New Roman"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size="12pt" style:font-size-asian="12pt" style:font-size-complex="12pt" fo:language="en" fo:country="US"/>
    </style:style>
    <style:style style:name="P115" style:parent-style-name="Normal" style:family="paragraph">
      <style:paragraph-properties fo:text-align="start" fo:text-indent="0in"/>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fo:language="en" fo:country="US"/>
    </style:style>
    <style:style style:name="T118" style:parent-style-name="DefaultParagraphFont" style:family="text">
      <style:text-properties style:font-name="Times New Roman" style:letter-kerning="false"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style:letter-kerning="false"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style:letter-kerning="false" fo:font-size="12pt" style:font-size-asian="12pt" style:font-size-complex="12pt" fo:language="en" fo:country="US"/>
    </style:style>
    <style:style style:name="T125" style:parent-style-name="DefaultParagraphFont" style:family="text">
      <style:text-properties style:font-name="Times New Roman" style:letter-kerning="false"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style:letter-kerning="false"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style:letter-kerning="false"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P142" style:parent-style-name="Normal" style:family="paragraph">
      <style:paragraph-properties fo:text-align="start" fo:text-indent="0in"/>
      <style:text-properties style:font-name="Times New Roman" fo:font-size="12pt" style:font-size-asian="12pt" style:font-size-complex="12pt" fo:language="en" fo:country="US"/>
    </style:style>
    <style:style style:name="P14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44" style:parent-style-name="Normal" style:family="paragraph">
      <style:paragraph-properties fo:text-align="start" fo:text-indent="0in"/>
      <style:text-properties style:font-name="Times New Roman" fo:font-size="12pt" style:font-size-asian="12pt" style:font-size-complex="12pt" fo:language="en" fo:country="US"/>
    </style:style>
    <style:style style:name="P145" style:parent-style-name="Normal" style:family="paragraph">
      <style:paragraph-properties fo:text-align="start" fo:text-indent="0in"/>
      <style:text-properties style:font-name="Times New Roman" fo:font-size="12pt" style:font-size-asian="12pt" style:font-size-complex="12pt" fo:language="en" fo:country="US"/>
    </style:style>
    <style:style style:name="P14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47" style:parent-style-name="Normal" style:family="paragraph">
      <style:paragraph-properties fo:text-align="start" fo:text-indent="0in"/>
      <style:text-properties style:font-name="Times New Roman" fo:font-size="12pt" style:font-size-asian="12pt" style:font-size-complex="12pt" fo:language="en" fo:country="US"/>
    </style:style>
    <style:style style:name="P148" style:parent-style-name="Normal" style:family="paragraph">
      <style:paragraph-properties fo:text-align="start" fo:text-indent="0in"/>
      <style:text-properties style:font-name="Times New Roman" fo:font-size="12pt" style:font-size-asian="12pt" style:font-size-complex="12pt" fo:language="en" fo:country="US"/>
    </style:style>
    <style:style style:name="P149" style:parent-style-name="Normal" style:family="paragraph">
      <style:paragraph-properties fo:text-align="start" fo:text-indent="0in"/>
      <style:text-properties style:font-name="Times New Roman" fo:font-size="12pt" style:font-size-asian="12pt" style:font-size-complex="12pt" fo:language="en" fo:country="US"/>
    </style:style>
    <style:style style:name="P150" style:parent-style-name="Normal" style:family="paragraph">
      <style:paragraph-properties fo:text-align="start" fo:text-indent="0in"/>
      <style:text-properties style:font-name="Times New Roman" fo:font-size="12pt" style:font-size-asian="12pt" style:font-size-complex="12pt" fo:language="en" fo:country="US"/>
    </style:style>
    <style:style style:name="P151"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2" style:parent-style-name="Normal" style:family="paragraph">
      <style:paragraph-properties fo:text-align="start" fo:text-indent="0in"/>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size="12pt" style:font-size-asian="12pt" style:font-size-complex="12pt" fo:language="en" fo:country="US"/>
    </style:style>
    <style:style style:name="P154" style:parent-style-name="Normal" style:family="paragraph">
      <style:paragraph-properties fo:text-align="start" fo:text-indent="0in"/>
      <style:text-properties style:font-name="Times New Roman" fo:font-size="12pt" style:font-size-asian="12pt" style:font-size-complex="12pt" fo:language="en" fo:country="US"/>
    </style:style>
    <style:style style:name="P155" style:parent-style-name="Normal" style:family="paragraph">
      <style:paragraph-properties fo:text-align="start" fo:text-indent="0in"/>
      <style:text-properties style:font-name="Times New Roman" fo:font-size="12pt" style:font-size-asian="12pt" style:font-size-complex="12pt" fo:language="en" fo:country="US"/>
    </style:style>
    <style:style style:name="P156" style:parent-style-name="Normal"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align="start" fo:text-indent="0in"/>
      <style:text-properties style:font-name="Times New Roman" fo:font-size="12pt" style:font-size-asian="12pt" style:font-size-complex="12pt" fo:language="en" fo:country="US"/>
    </style:style>
    <style:style style:name="P158" style:parent-style-name="Normal" style:family="paragraph">
      <style:paragraph-properties fo:text-align="start" fo:text-indent="0in"/>
      <style:text-properties style:font-name="Times New Roman" fo:font-size="12pt" style:font-size-asian="12pt" style:font-size-complex="12pt" fo:language="en" fo:country="US"/>
    </style:style>
    <style:style style:name="P159" style:parent-style-name="Normal" style:family="paragraph">
      <style:paragraph-properties fo:text-align="start" fo:text-indent="0in"/>
      <style:text-properties style:font-name="Times New Roman" fo:font-size="12pt" style:font-size-asian="12pt" style:font-size-complex="12pt" fo:language="en" fo:country="US"/>
    </style:style>
    <style:style style:name="P160" style:parent-style-name="Normal" style:family="paragraph">
      <style:paragraph-properties fo:text-align="start" fo:text-indent="0in"/>
      <style:text-properties style:font-name="Times New Roman" fo:font-size="12pt" style:font-size-asian="12pt" style:font-size-complex="12pt" fo:language="en" fo:country="US"/>
    </style:style>
    <style:style style:name="P161" style:parent-style-name="Normal" style:family="paragraph">
      <style:paragraph-properties fo:text-align="start" fo:text-indent="0in"/>
      <style:text-properties style:font-name="Times New Roman" fo:font-size="12pt" style:font-size-asian="12pt" style:font-size-complex="12pt" fo:language="en" fo:country="US"/>
    </style:style>
    <style:style style:name="P162" style:parent-style-name="Normal" style:family="paragraph">
      <style:paragraph-properties fo:text-align="start" fo:text-indent="0in"/>
      <style:text-properties style:font-name="Times New Roman" fo:font-size="12pt" style:font-size-asian="12pt" style:font-size-complex="12pt" fo:language="en" fo:country="US"/>
    </style:style>
    <style:style style:name="P163" style:parent-style-name="Normal" style:family="paragraph">
      <style:paragraph-properties fo:text-align="start" fo:text-indent="0in"/>
      <style:text-properties style:font-name="Times New Roman" fo:font-size="12pt" style:font-size-asian="12pt" style:font-size-complex="12pt" fo:language="en" fo:country="US"/>
    </style:style>
    <style:style style:name="P164" style:parent-style-name="Normal" style:family="paragraph">
      <style:paragraph-properties fo:text-align="start" fo:text-indent="0in"/>
      <style:text-properties style:font-name="Times New Roman" fo:font-size="12pt" style:font-size-asian="12pt" style:font-size-complex="12pt" fo:language="en" fo:country="US"/>
    </style:style>
    <style:style style:name="P165" style:parent-style-name="Normal" style:family="paragraph">
      <style:paragraph-properties fo:text-align="start" fo:text-indent="0in"/>
      <style:text-properties style:font-name="Times New Roman" fo:font-size="12pt" style:font-size-asian="12pt" style:font-size-complex="12pt" fo:language="en" fo:country="US"/>
    </style:style>
    <style:style style:name="P166" style:parent-style-name="Normal" style:family="paragraph">
      <style:paragraph-properties fo:text-align="start" fo:text-indent="0in"/>
      <style:text-properties style:font-name="Times New Roman" fo:font-size="12pt" style:font-size-asian="12pt" style:font-size-complex="12pt" fo:language="en" fo:country="US"/>
    </style:style>
    <style:style style:name="P167" style:parent-style-name="Normal" style:family="paragraph">
      <style:paragraph-properties fo:text-align="start" fo:text-indent="0in"/>
      <style:text-properties style:font-name="Times New Roman" fo:font-size="12pt" style:font-size-asian="12pt" style:font-size-complex="12pt" fo:language="en" fo:country="US"/>
    </style:style>
    <style:style style:name="P168" style:parent-style-name="Normal" style:family="paragraph">
      <style:paragraph-properties fo:text-align="start" fo:text-indent="0in"/>
      <style:text-properties style:font-name="Times New Roman" fo:font-size="12pt" style:font-size-asian="12pt" style:font-size-complex="12pt" fo:language="en" fo:country="US"/>
    </style:style>
    <style:style style:name="P169" style:parent-style-name="Normal" style:family="paragraph">
      <style:paragraph-properties fo:text-align="start" fo:text-indent="0in"/>
      <style:text-properties style:font-name="Times New Roman" fo:font-size="12pt" style:font-size-asian="12pt" style:font-size-complex="12pt" fo:language="en" fo:country="US"/>
    </style:style>
    <style:style style:name="P170" style:parent-style-name="Normal" style:family="paragraph">
      <style:paragraph-properties fo:text-align="start" fo:text-indent="0in"/>
      <style:text-properties style:font-name="Times New Roman" fo:font-size="12pt" style:font-size-asian="12pt" style:font-size-complex="12pt" fo:language="en" fo:country="US"/>
    </style:style>
    <style:style style:name="P171" style:parent-style-name="Normal" style:family="paragraph">
      <style:paragraph-properties fo:text-align="start" fo:text-indent="0in"/>
      <style:text-properties style:font-name="Times New Roman" fo:font-size="12pt" style:font-size-asian="12pt" style:font-size-complex="12pt" fo:language="en" fo:country="US"/>
    </style:style>
    <style:style style:name="P172" style:parent-style-name="Normal" style:family="paragraph">
      <style:paragraph-properties fo:text-align="start" fo:text-indent="0in"/>
      <style:text-properties style:font-name="Times New Roman" fo:font-size="12pt" style:font-size-asian="12pt" style:font-size-complex="12pt" fo:language="en" fo:country="US"/>
    </style:style>
    <style:style style:name="P173" style:parent-style-name="Normal" style:family="paragraph">
      <style:paragraph-properties fo:text-align="start" fo:text-indent="0in"/>
      <style:text-properties style:font-name="Times New Roman" fo:font-size="12pt" style:font-size-asian="12pt" style:font-size-complex="12pt" fo:language="en" fo:country="US"/>
    </style:style>
    <style:style style:name="P174" style:parent-style-name="Normal" style:family="paragraph">
      <style:paragraph-properties fo:text-align="start" fo:text-indent="0in"/>
      <style:text-properties style:font-name="Times New Roman" fo:font-size="12pt" style:font-size-asian="12pt" style:font-size-complex="12pt" fo:language="en" fo:country="US"/>
    </style:style>
    <style:style style:name="P175" style:parent-style-name="Normal" style:family="paragraph">
      <style:paragraph-properties fo:text-align="start" fo:text-indent="0in"/>
      <style:text-properties style:font-name="Times New Roman" fo:font-size="12pt" style:font-size-asian="12pt" style:font-size-complex="12pt" fo:language="en" fo:country="US"/>
    </style:style>
    <style:style style:name="P176" style:parent-style-name="Normal" style:family="paragraph">
      <style:paragraph-properties fo:text-align="start" fo:text-indent="0in"/>
      <style:text-properties style:font-name="Times New Roman" fo:font-size="12pt" style:font-size-asian="12pt" style:font-size-complex="12pt" fo:language="en" fo:country="US"/>
    </style:style>
    <style:style style:name="P177" style:parent-style-name="Normal" style:family="paragraph">
      <style:paragraph-properties fo:text-align="start" fo:text-indent="0in"/>
      <style:text-properties style:font-name="Times New Roman" fo:font-size="12pt" style:font-size-asian="12pt" style:font-size-complex="12pt" fo:language="en" fo:country="US"/>
    </style:style>
    <style:style style:name="P178" style:parent-style-name="Normal" style:family="paragraph">
      <style:paragraph-properties fo:text-align="start" fo:text-indent="0in"/>
    </style:style>
    <style:style style:name="T179" style:parent-style-name="DefaultParagraphFont" style:family="text">
      <style:text-properties style:font-name="Times New Roman" fo:font-size="12pt" style:font-size-asian="12pt" style:font-size-complex="12pt"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P181" style:parent-style-name="CommentText" style:family="paragraph">
      <style:paragraph-properties fo:text-align="start" fo:text-indent="0in"/>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Normal" style:family="paragraph">
      <style:paragraph-properties fo:text-align="start" fo:text-indent="0in"/>
      <style:text-properties style:font-name="Times New Roman" fo:font-size="12pt" style:font-size-asian="12pt" style:font-size-complex="12pt" fo:language="en" fo:country="US"/>
    </style:style>
    <style:style style:name="P184" style:parent-style-name="Normal" style:family="paragraph">
      <style:paragraph-properties fo:text-align="start" fo:text-indent="0in"/>
      <style:text-properties style:font-name="Times New Roman" fo:font-size="12pt" style:font-size-asian="12pt" style:font-size-complex="12pt" fo:language="en" fo:country="US"/>
    </style:style>
    <style:style style:name="P185" style:parent-style-name="Normal" style:family="paragraph">
      <style:paragraph-properties fo:text-align="start" fo:text-indent="0in"/>
      <style:text-properties style:font-name="Times New Roman" fo:font-size="12pt" style:font-size-asian="12pt" style:font-size-complex="12pt" fo:language="en" fo:country="US"/>
    </style:style>
    <style:style style:name="P186" style:parent-style-name="Normal" style:family="paragraph">
      <style:paragraph-properties fo:text-align="start" fo:text-indent="0in"/>
      <style:text-properties style:font-name="Times New Roman" fo:font-size="12pt" style:font-size-asian="12pt" style:font-size-complex="12pt" fo:language="en" fo:country="US"/>
    </style:style>
    <style:style style:name="P187" style:parent-style-name="Normal" style:family="paragraph">
      <style:paragraph-properties fo:text-align="start" fo:text-indent="0in"/>
      <style:text-properties style:font-name="Times New Roman" fo:font-size="12pt" style:font-size-asian="12pt" style:font-size-complex="12pt" fo:language="en" fo:country="US"/>
    </style:style>
    <style:style style:name="P188" style:parent-style-name="Normal" style:family="paragraph">
      <style:paragraph-properties fo:text-align="start" fo:text-indent="0in"/>
      <style:text-properties style:font-name="Times New Roman" fo:font-size="12pt" style:font-size-asian="12pt" style:font-size-complex="12pt" fo:language="en" fo:country="US"/>
    </style:style>
    <style:style style:name="P189" style:parent-style-name="Normal" style:family="paragraph">
      <style:paragraph-properties fo:text-align="start" fo:text-indent="0in"/>
      <style:text-properties style:font-name="Times New Roman" fo:font-size="12pt" style:font-size-asian="12pt" style:font-size-complex="12pt" fo:language="en" fo:country="US"/>
    </style:style>
    <style:style style:name="P190" style:parent-style-name="Normal" style:family="paragraph">
      <style:paragraph-properties fo:text-align="start" fo:text-indent="0in"/>
      <style:text-properties style:font-name="Times New Roman" fo:font-size="12pt" style:font-size-asian="12pt" style:font-size-complex="12pt" fo:language="en" fo:country="US"/>
    </style:style>
    <style:style style:name="P191" style:parent-style-name="Normal" style:family="paragraph">
      <style:paragraph-properties fo:text-align="start" fo:text-indent="0in"/>
      <style:text-properties style:font-name="Times New Roman" fo:font-size="12pt" style:font-size-asian="12pt" style:font-size-complex="12pt" fo:language="en" fo:country="US"/>
    </style:style>
    <style:style style:name="P192" style:parent-style-name="Normal" style:family="paragraph">
      <style:paragraph-properties fo:text-align="start" fo:text-indent="0in"/>
      <style:text-properties style:font-name="Times New Roman" fo:font-size="12pt" style:font-size-asian="12pt" style:font-size-complex="12pt" fo:language="en" fo:country="US"/>
    </style:style>
    <style:style style:name="P193" style:parent-style-name="Normal" style:family="paragraph">
      <style:paragraph-properties fo:text-align="start" fo:text-indent="0in"/>
      <style:text-properties style:font-name="Times New Roman" fo:font-size="12pt" style:font-size-asian="12pt" style:font-size-complex="12pt" fo:language="en" fo:country="US"/>
    </style:style>
    <style:style style:name="P194" style:parent-style-name="Normal" style:family="paragraph">
      <style:paragraph-properties fo:text-align="start" fo:text-indent="0in"/>
      <style:text-properties style:font-name="Times New Roman" fo:font-size="12pt" style:font-size-asian="12pt" style:font-size-complex="12pt" fo:language="en" fo:country="US"/>
    </style:style>
    <style:style style:name="P195" style:parent-style-name="Normal" style:family="paragraph">
      <style:paragraph-properties fo:text-align="start" fo:text-indent="0in"/>
      <style:text-properties style:font-name="Times New Roman" fo:font-size="12pt" style:font-size-asian="12pt" style:font-size-complex="12pt" fo:language="en" fo:country="US"/>
    </style:style>
    <style:style style:name="P196" style:parent-style-name="Normal" style:family="paragraph">
      <style:paragraph-properties fo:text-align="start" fo:text-indent="0in"/>
    </style:style>
    <style:style style:name="T197" style:parent-style-name="DefaultParagraphFont" style:family="text">
      <style:text-properties style:font-name="Times New Roman" fo:font-size="12pt" style:font-size-asian="12pt" style:font-size-complex="12pt" fo:language="en" fo:country="US"/>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Normal" style:family="paragraph">
      <style:paragraph-properties fo:text-align="start" fo:text-indent="0in"/>
      <style:text-properties style:font-name="Times New Roman" fo:font-size="12pt" style:font-size-asian="12pt" style:font-size-complex="12pt" fo:language="en" fo:country="US"/>
    </style:style>
    <style:style style:name="P221" style:parent-style-name="Normal" style:family="paragraph">
      <style:paragraph-properties fo:text-align="start" fo:text-indent="0in"/>
      <style:text-properties style:font-name="Times New Roman" fo:font-size="12pt" style:font-size-asian="12pt" style:font-size-complex="12pt" fo:language="en" fo:country="US"/>
    </style:style>
    <style:style style:name="P222" style:parent-style-name="Normal" style:family="paragraph">
      <style:paragraph-properties fo:text-align="start" fo:text-indent="0in"/>
      <style:text-properties style:font-name="Times New Roman" fo:font-size="12pt" style:font-size-asian="12pt" style:font-size-complex="12pt" fo:language="en" fo:country="US"/>
    </style:style>
    <style:style style:name="P223" style:parent-style-name="Normal" style:family="paragraph">
      <style:paragraph-properties fo:text-align="start" fo:text-indent="0in"/>
      <style:text-properties style:font-name="Times New Roman" fo:font-size="12pt" style:font-size-asian="12pt" style:font-size-complex="12pt" fo:language="en" fo:country="US"/>
    </style:style>
    <style:style style:name="P224" style:parent-style-name="Normal" style:family="paragraph">
      <style:paragraph-properties fo:text-align="start" fo:text-indent="0in"/>
      <style:text-properties style:font-name="Times New Roman" fo:font-size="12pt" style:font-size-asian="12pt" style:font-size-complex="12pt" fo:language="en" fo:country="US"/>
    </style:style>
    <style:style style:name="P225" style:parent-style-name="Normal" style:family="paragraph">
      <style:paragraph-properties fo:text-align="start" fo:text-indent="0in"/>
      <style:text-properties style:font-name="Times New Roman" fo:font-size="12pt" style:font-size-asian="12pt" style:font-size-complex="12pt" fo:language="en" fo:country="US"/>
    </style:style>
    <style:style style:name="P226" style:parent-style-name="Normal" style:family="paragraph">
      <style:paragraph-properties fo:text-align="start" fo:text-indent="0in"/>
      <style:text-properties style:font-name="Times New Roman" fo:font-size="12pt" style:font-size-asian="12pt" style:font-size-complex="12pt" fo:language="en" fo:country="US"/>
    </style:style>
    <style:style style:name="P227" style:parent-style-name="Normal" style:family="paragraph">
      <style:paragraph-properties fo:text-align="start" fo:text-indent="0in"/>
      <style:text-properties style:font-name="Times New Roman" fo:font-size="12pt" style:font-size-asian="12pt" style:font-size-complex="12pt" fo:language="en" fo:country="US"/>
    </style:style>
    <style:style style:name="P228" style:parent-style-name="Normal" style:family="paragraph">
      <style:paragraph-properties fo:text-align="start" fo:text-indent="0in"/>
      <style:text-properties style:font-name="Times New Roman" fo:font-size="12pt" style:font-size-asian="12pt" style:font-size-complex="12pt" fo:language="en" fo:country="US"/>
    </style:style>
    <style:style style:name="P229" style:parent-style-name="Normal" style:family="paragraph">
      <style:paragraph-properties fo:text-align="start" fo:text-indent="0in"/>
      <style:text-properties style:font-name="Times New Roman" fo:font-size="12pt" style:font-size-asian="12pt" style:font-size-complex="12pt" fo:language="en" fo:country="US"/>
    </style:style>
    <style:style style:name="P230" style:parent-style-name="Normal" style:family="paragraph">
      <style:paragraph-properties fo:text-align="start" fo:text-indent="0in"/>
      <style:text-properties style:font-name="Times New Roman" fo:font-size="12pt" style:font-size-asian="12pt" style:font-size-complex="12pt" fo:language="en" fo:country="US"/>
    </style:style>
    <style:style style:name="P231" style:parent-style-name="Normal" style:family="paragraph">
      <style:paragraph-properties fo:text-align="start" fo:text-indent="0in"/>
      <style:text-properties style:font-name="Times New Roman" fo:font-size="12pt" style:font-size-asian="12pt" style:font-size-complex="12pt" fo:language="en" fo:country="US"/>
    </style:style>
    <style:style style:name="P232" style:parent-style-name="Normal" style:family="paragraph">
      <style:paragraph-properties fo:text-align="start" fo:text-indent="0in"/>
      <style:text-properties style:font-name="Times New Roman" fo:font-size="12pt" style:font-size-asian="12pt" style:font-size-complex="12pt" fo:language="en" fo:country="US"/>
    </style:style>
    <style:style style:name="P233" style:parent-style-name="Normal" style:family="paragraph">
      <style:paragraph-properties fo:text-align="start" fo:text-indent="0in"/>
      <style:text-properties style:font-name="Times New Roman" fo:font-size="12pt" style:font-size-asian="12pt" style:font-size-complex="12pt" fo:language="en" fo:country="US"/>
    </style:style>
    <style:style style:name="P234" style:parent-style-name="Normal" style:family="paragraph">
      <style:paragraph-properties fo:text-align="start" fo:text-indent="0in"/>
      <style:text-properties style:font-name="Times New Roman" fo:font-size="12pt" style:font-size-asian="12pt" style:font-size-complex="12pt" fo:language="en" fo:country="US"/>
    </style:style>
    <style:style style:name="P235" style:parent-style-name="Normal" style:family="paragraph">
      <style:paragraph-properties fo:text-align="start" fo:text-indent="0in"/>
      <style:text-properties style:font-name="Times New Roman" fo:font-size="12pt" style:font-size-asian="12pt" style:font-size-complex="12pt" fo:language="en" fo:country="US"/>
    </style:style>
    <style:style style:name="P236" style:parent-style-name="Normal" style:family="paragraph">
      <style:paragraph-properties fo:text-align="start" fo:text-indent="0in"/>
      <style:text-properties style:font-name="Times New Roman" fo:font-size="12pt" style:font-size-asian="12pt" style:font-size-complex="12pt" fo:language="en" fo:country="US"/>
    </style:style>
    <style:style style:name="P237" style:parent-style-name="Normal" style:family="paragraph">
      <style:paragraph-properties fo:text-align="start" fo:text-indent="0in"/>
      <style:text-properties style:font-name="Times New Roman" fo:font-size="12pt" style:font-size-asian="12pt" style:font-size-complex="12pt" fo:language="en" fo:country="US"/>
    </style:style>
    <style:style style:name="P238" style:parent-style-name="Normal" style:family="paragraph">
      <style:paragraph-properties fo:text-align="start" fo:text-indent="0in"/>
      <style:text-properties style:font-name="Times New Roman" fo:font-size="12pt" style:font-size-asian="12pt" style:font-size-complex="12pt" fo:language="en" fo:country="US"/>
    </style:style>
    <style:style style:name="P239" style:parent-style-name="Normal" style:family="paragraph">
      <style:paragraph-properties fo:text-align="start" fo:text-indent="0in"/>
      <style:text-properties style:font-name="Times New Roman" fo:font-size="12pt" style:font-size-asian="12pt" style:font-size-complex="12pt" fo:language="en" fo:country="US"/>
    </style:style>
    <style:style style:name="P240" style:parent-style-name="Normal" style:family="paragraph">
      <style:paragraph-properties fo:text-align="start" fo:text-indent="0in"/>
      <style:text-properties style:font-name="Times New Roman" fo:font-size="12pt" style:font-size-asian="12pt" style:font-size-complex="12pt" fo:language="en" fo:country="US"/>
    </style:style>
    <style:style style:name="P241" style:parent-style-name="Normal" style:family="paragraph">
      <style:paragraph-properties fo:text-align="start" fo:text-indent="0in"/>
      <style:text-properties style:font-name="Times New Roman" fo:font-size="12pt" style:font-size-asian="12pt" style:font-size-complex="12pt" fo:language="en" fo:country="US"/>
    </style:style>
    <style:style style:name="P242" style:parent-style-name="Normal" style:family="paragraph">
      <style:paragraph-properties fo:text-align="start" fo:text-indent="0in"/>
      <style:text-properties style:font-name="Times New Roman" fo:font-size="12pt" style:font-size-asian="12pt" style:font-size-complex="12pt" fo:language="en" fo:country="US"/>
    </style:style>
    <style:style style:name="P243" style:parent-style-name="Normal" style:family="paragraph">
      <style:paragraph-properties fo:text-align="start" fo:text-indent="0in"/>
      <style:text-properties style:font-name="Times New Roman" fo:font-size="12pt" style:font-size-asian="12pt" style:font-size-complex="12pt" fo:language="en" fo:country="US"/>
    </style:style>
    <style:style style:name="P244" style:parent-style-name="Normal" style:family="paragraph">
      <style:paragraph-properties fo:text-align="start" fo:text-indent="0in"/>
      <style:text-properties style:font-name="Times New Roman" fo:font-size="12pt" style:font-size-asian="12pt" style:font-size-complex="12pt" fo:language="en" fo:country="US"/>
    </style:style>
    <style:style style:name="P245" style:parent-style-name="Normal" style:family="paragraph">
      <style:paragraph-properties fo:text-align="start" fo:text-indent="0in"/>
      <style:text-properties style:font-name="Times New Roman" fo:font-size="12pt" style:font-size-asian="12pt" style:font-size-complex="12pt" fo:language="en" fo:country="US"/>
    </style:style>
    <style:style style:name="P246" style:parent-style-name="Normal" style:family="paragraph">
      <style:paragraph-properties fo:text-align="start" fo:text-indent="0in"/>
      <style:text-properties style:font-name="Times New Roman" fo:font-size="12pt" style:font-size-asian="12pt" style:font-size-complex="12pt" fo:language="en" fo:country="US"/>
    </style:style>
    <style:style style:name="P247" style:parent-style-name="Normal" style:family="paragraph">
      <style:paragraph-properties fo:text-align="start" fo:text-indent="0in"/>
      <style:text-properties style:font-name="Times New Roman" fo:font-size="12pt" style:font-size-asian="12pt" style:font-size-complex="12pt" fo:language="en" fo:country="US"/>
    </style:style>
    <style:style style:name="P248" style:parent-style-name="Normal" style:family="paragraph">
      <style:paragraph-properties fo:text-align="start" fo:text-indent="0in"/>
      <style:text-properties style:font-name="Times New Roman" fo:font-size="12pt" style:font-size-asian="12pt" style:font-size-complex="12pt" fo:language="en" fo:country="US"/>
    </style:style>
    <style:style style:name="P249" style:parent-style-name="Normal" style:family="paragraph">
      <style:paragraph-properties fo:text-align="start" fo:text-indent="0in"/>
      <style:text-properties style:font-name="Times New Roman" fo:font-size="12pt" style:font-size-asian="12pt" style:font-size-complex="12pt" fo:language="en" fo:country="US"/>
    </style:style>
    <style:style style:name="P250" style:parent-style-name="Normal" style:family="paragraph">
      <style:paragraph-properties fo:text-align="start" fo:text-indent="0in"/>
      <style:text-properties style:font-name="Times New Roman" fo:font-size="12pt" style:font-size-asian="12pt" style:font-size-complex="12pt" fo:language="en" fo:country="US"/>
    </style:style>
    <style:style style:name="P251" style:parent-style-name="Normal" style:family="paragraph">
      <style:paragraph-properties fo:text-align="start" fo:text-indent="0in"/>
      <style:text-properties style:font-name="Times New Roman" fo:font-size="12pt" style:font-size-asian="12pt" style:font-size-complex="12pt" fo:language="en" fo:country="US"/>
    </style:style>
    <style:style style:name="P252" style:parent-style-name="Normal" style:family="paragraph">
      <style:paragraph-properties fo:text-align="start" fo:text-indent="0in"/>
      <style:text-properties style:font-name="Times New Roman" fo:font-size="12pt" style:font-size-asian="12pt" style:font-size-complex="12pt" fo:language="en" fo:country="US"/>
    </style:style>
    <style:style style:name="P253" style:parent-style-name="Normal" style:family="paragraph">
      <style:paragraph-properties fo:text-align="start" fo:text-indent="0in"/>
      <style:text-properties style:font-name="Times New Roman" fo:font-size="12pt" style:font-size-asian="12pt" style:font-size-complex="12pt" fo:language="en" fo:country="US"/>
    </style:style>
    <style:style style:name="P254" style:parent-style-name="Normal" style:family="paragraph">
      <style:paragraph-properties fo:text-align="start" fo:text-indent="0in"/>
      <style:text-properties style:font-name="Times New Roman" fo:font-size="12pt" style:font-size-asian="12pt" style:font-size-complex="12pt" fo:language="en" fo:country="US"/>
    </style:style>
    <style:style style:name="P255" style:parent-style-name="Normal" style:family="paragraph">
      <style:paragraph-properties fo:text-align="start" fo:text-indent="0in"/>
      <style:text-properties style:font-name="Times New Roman" fo:font-size="12pt" style:font-size-asian="12pt" style:font-size-complex="12pt" fo:language="en" fo:country="US"/>
    </style:style>
    <style:style style:name="P256" style:parent-style-name="Normal" style:family="paragraph">
      <style:paragraph-properties fo:text-align="start" fo:text-indent="0in"/>
      <style:text-properties style:font-name="Times New Roman" fo:font-size="12pt" style:font-size-asian="12pt" style:font-size-complex="12pt" fo:language="en" fo:country="US"/>
    </style:style>
    <style:style style:name="P257" style:parent-style-name="Normal" style:family="paragraph">
      <style:paragraph-properties fo:text-align="start" fo:text-indent="0in"/>
      <style:text-properties style:font-name="Times New Roman" fo:font-size="12pt" style:font-size-asian="12pt" style:font-size-complex="12pt" fo:language="en" fo:country="US"/>
    </style:style>
    <style:style style:name="P258" style:parent-style-name="Normal" style:family="paragraph">
      <style:paragraph-properties fo:text-align="start" fo:text-indent="0in"/>
      <style:text-properties style:font-name="Times New Roman" fo:font-size="12pt" style:font-size-asian="12pt" style:font-size-complex="12pt" fo:language="en" fo:country="US"/>
    </style:style>
    <style:style style:name="P259" style:parent-style-name="Normal" style:family="paragraph">
      <style:paragraph-properties fo:text-align="start" fo:text-indent="0in"/>
      <style:text-properties style:font-name="Times New Roman" fo:font-size="12pt" style:font-size-asian="12pt" style:font-size-complex="12pt" fo:language="en" fo:country="US"/>
    </style:style>
    <style:style style:name="P260" style:parent-style-name="Normal" style:family="paragraph">
      <style:paragraph-properties fo:text-align="start" fo:text-indent="0in"/>
      <style:text-properties style:font-name="Times New Roman" fo:font-size="12pt" style:font-size-asian="12pt" style:font-size-complex="12pt" fo:language="en" fo:country="US"/>
    </style:style>
    <style:style style:name="P261" style:parent-style-name="Normal" style:family="paragraph">
      <style:paragraph-properties fo:text-align="start" fo:text-indent="0in"/>
      <style:text-properties style:font-name="Times New Roman" fo:font-size="12pt" style:font-size-asian="12pt" style:font-size-complex="12pt" fo:language="en" fo:country="US"/>
    </style:style>
    <style:style style:name="P262" style:parent-style-name="Normal" style:family="paragraph">
      <style:paragraph-properties fo:text-align="start" fo:text-indent="0in"/>
      <style:text-properties style:font-name="Times New Roman" fo:font-size="12pt" style:font-size-asian="12pt" style:font-size-complex="12pt" fo:language="en" fo:country="US"/>
    </style:style>
    <style:style style:name="P263" style:parent-style-name="Normal" style:family="paragraph">
      <style:paragraph-properties fo:text-align="start" fo:text-indent="0in"/>
      <style:text-properties style:font-name="Times New Roman" fo:font-size="12pt" style:font-size-asian="12pt" style:font-size-complex="12pt" fo:language="en" fo:country="US"/>
    </style:style>
    <style:style style:name="P264" style:parent-style-name="Normal" style:family="paragraph">
      <style:paragraph-properties fo:text-align="start" fo:text-indent="0in"/>
      <style:text-properties style:font-name="Times New Roman" fo:font-size="12pt" style:font-size-asian="12pt" style:font-size-complex="12pt" fo:language="en" fo:country="US"/>
    </style:style>
    <style:style style:name="P265" style:parent-style-name="Normal" style:family="paragraph">
      <style:paragraph-properties fo:text-align="start" fo:text-indent="0in"/>
      <style:text-properties style:font-name="Times New Roman" fo:font-size="12pt" style:font-size-asian="12pt" style:font-size-complex="12pt" fo:language="en" fo:country="US"/>
    </style:style>
    <style:style style:name="P266" style:parent-style-name="Normal" style:family="paragraph">
      <style:paragraph-properties fo:text-align="start" fo:text-indent="0in"/>
      <style:text-properties style:font-name="Times New Roman" fo:font-size="12pt" style:font-size-asian="12pt" style:font-size-complex="12pt" fo:language="en" fo:country="US"/>
    </style:style>
    <style:style style:name="P267" style:parent-style-name="Normal" style:family="paragraph">
      <style:paragraph-properties fo:text-align="start" fo:text-indent="0in"/>
      <style:text-properties style:font-name="Times New Roman" fo:font-size="12pt" style:font-size-asian="12pt" style:font-size-complex="12pt" fo:language="en" fo:country="US"/>
    </style:style>
    <style:style style:name="P268" style:parent-style-name="Normal" style:family="paragraph">
      <style:paragraph-properties fo:text-align="start" fo:text-indent="0in"/>
      <style:text-properties style:font-name="Times New Roman" fo:font-size="12pt" style:font-size-asian="12pt" style:font-size-complex="12pt" fo:language="en" fo:country="US"/>
    </style:style>
    <style:style style:name="P269" style:parent-style-name="Normal" style:family="paragraph">
      <style:paragraph-properties fo:text-align="start" fo:text-indent="0in"/>
      <style:text-properties style:font-name="Times New Roman" fo:font-size="12pt" style:font-size-asian="12pt" style:font-size-complex="12pt" fo:language="en" fo:country="US"/>
    </style:style>
    <style:style style:name="P27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80" style:parent-style-name="Normal" style:family="paragraph">
      <style:paragraph-properties fo:text-align="start" fo:text-indent="0in"/>
      <style:text-properties style:font-name="Times New Roman" fo:font-size="12pt" style:font-size-asian="12pt" style:font-size-complex="12pt" fo:language="en" fo:country="US"/>
    </style:style>
    <style:style style:name="P281" style:parent-style-name="Normal" style:family="paragraph">
      <style:paragraph-properties fo:text-align="start" fo:text-indent="0in"/>
      <style:text-properties style:font-name="Times New Roman" fo:font-size="12pt" style:font-size-asian="12pt" style:font-size-complex="12pt" fo:language="en" fo:country="US"/>
    </style:style>
    <style:style style:name="P282" style:parent-style-name="Normal" style:family="paragraph">
      <style:paragraph-properties fo:text-align="start" fo:text-indent="0in"/>
      <style:text-properties style:font-name="Times New Roman" fo:font-size="12pt" style:font-size-asian="12pt" style:font-size-complex="12pt" fo:language="en" fo:country="US"/>
    </style:style>
    <style:style style:name="P283" style:parent-style-name="Normal" style:family="paragraph">
      <style:paragraph-properties fo:text-align="start" fo:text-indent="0in"/>
      <style:text-properties style:font-name="Times New Roman" fo:font-size="12pt" style:font-size-asian="12pt" style:font-size-complex="12pt" fo:language="en" fo:country="US"/>
    </style:style>
    <style:style style:name="P284" style:parent-style-name="Normal" style:family="paragraph">
      <style:paragraph-properties fo:text-align="start" fo:text-indent="0in"/>
      <style:text-properties style:font-name="Times New Roman" fo:font-size="12pt" style:font-size-asian="12pt" style:font-size-complex="12pt" fo:language="en" fo:country="US"/>
    </style:style>
    <style:style style:name="P285" style:parent-style-name="Normal" style:family="paragraph">
      <style:paragraph-properties fo:text-align="start" fo:text-indent="0in"/>
      <style:text-properties style:font-name="Times New Roman" fo:font-size="12pt" style:font-size-asian="12pt" style:font-size-complex="12pt" fo:language="en" fo:country="US"/>
    </style:style>
    <style:style style:name="P286" style:parent-style-name="Normal" style:family="paragraph">
      <style:paragraph-properties fo:text-align="start" fo:text-indent="0in"/>
      <style:text-properties style:font-name="Times New Roman" fo:font-size="12pt" style:font-size-asian="12pt" style:font-size-complex="12pt" fo:language="en" fo:country="US"/>
    </style:style>
    <style:style style:name="P287" style:parent-style-name="Normal"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align="start" fo:text-indent="0in"/>
      <style:text-properties style:font-name="Times New Roman" fo:font-size="12pt" style:font-size-asian="12pt" style:font-size-complex="12pt" fo:language="en" fo:country="US"/>
    </style:style>
    <style:style style:name="P289" style:parent-style-name="Normal" style:family="paragraph">
      <style:paragraph-properties fo:text-align="start" fo:text-indent="0in"/>
      <style:text-properties style:font-name="Times New Roman" fo:font-size="12pt" style:font-size-asian="12pt" style:font-size-complex="12pt" fo:language="en" fo:country="US"/>
    </style:style>
    <style:style style:name="P290" style:parent-style-name="Normal" style:family="paragraph">
      <style:paragraph-properties fo:text-align="start" fo:text-indent="0in"/>
      <style:text-properties style:font-name="Times New Roman" fo:font-size="12pt" style:font-size-asian="12pt" style:font-size-complex="12pt" fo:language="en" fo:country="US"/>
    </style:style>
    <style:style style:name="P291" style:parent-style-name="Normal" style:family="paragraph">
      <style:paragraph-properties fo:text-align="start" fo:text-indent="0in"/>
      <style:text-properties style:font-name="Times New Roman" fo:font-size="12pt" style:font-size-asian="12pt" style:font-size-complex="12pt" fo:language="en" fo:country="US"/>
    </style:style>
    <style:style style:name="P292" style:parent-style-name="Normal" style:family="paragraph">
      <style:paragraph-properties fo:text-align="start" fo:text-indent="0in"/>
      <style:text-properties style:font-name="Times New Roman" fo:font-size="12pt" style:font-size-asian="12pt" style:font-size-complex="12pt" fo:language="en" fo:country="US"/>
    </style:style>
    <style:style style:name="P293"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94" style:parent-style-name="Normal" style:family="paragraph">
      <style:paragraph-properties fo:text-align="start" fo:text-indent="0in"/>
      <style:text-properties style:font-name="Times New Roman" fo:font-size="12pt" style:font-size-asian="12pt" style:font-size-complex="12pt" fo:language="en" fo:country="US"/>
    </style:style>
    <style:style style:name="P295" style:parent-style-name="Normal" style:family="paragraph">
      <style:paragraph-properties fo:text-align="start" fo:text-indent="0in"/>
      <style:text-properties style:font-name="Times New Roman" fo:font-size="12pt" style:font-size-asian="12pt" style:font-size-complex="12pt" fo:language="en" fo:country="US"/>
    </style:style>
    <style:style style:name="P296" style:parent-style-name="Normal" style:family="paragraph">
      <style:paragraph-properties fo:text-align="start" fo:text-indent="0in"/>
      <style:text-properties style:font-name="Times New Roman" fo:font-size="12pt" style:font-size-asian="12pt" style:font-size-complex="12pt" fo:language="en" fo:country="US"/>
    </style:style>
    <style:style style:name="P297" style:parent-style-name="Normal" style:family="paragraph">
      <style:paragraph-properties fo:text-align="start" fo:text-indent="0in"/>
      <style:text-properties style:font-name="Times New Roman" fo:font-size="12pt" style:font-size-asian="12pt" style:font-size-complex="12pt" fo:language="en" fo:country="US"/>
    </style:style>
    <style:style style:name="P298" style:parent-style-name="Normal" style:family="paragraph">
      <style:paragraph-properties fo:text-align="start" fo:text-indent="0in"/>
      <style:text-properties style:font-name="Times New Roman" fo:font-size="12pt" style:font-size-asian="12pt" style:font-size-complex="12pt" fo:language="en" fo:country="US"/>
    </style:style>
    <style:style style:name="P299"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0"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1"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2"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3"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4"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5"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6"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307" style:parent-style-name="Normal" style:family="paragraph">
      <style:paragraph-properties fo:text-align="start" fo:line-height="200%" fo:text-indent="-0.3333in"/>
      <style:text-properties fo:hyphenate="true"/>
    </style:style>
    <style:style style:name="T30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14" style:parent-style-name="Normal" style:family="paragraph">
      <style:paragraph-properties fo:text-align="start" fo:line-height="200%" fo:text-indent="-0.3333in"/>
      <style:text-properties fo:hyphenate="true"/>
    </style:style>
    <style:style style:name="T31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21" style:parent-style-name="Normal" style:family="paragraph">
      <style:paragraph-properties fo:text-align="start" fo:line-height="200%" fo:text-indent="-0.3333in"/>
      <style:text-properties fo:hyphenate="true"/>
    </style:style>
    <style:style style:name="T32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28" style:parent-style-name="Normal" style:family="paragraph">
      <style:paragraph-properties fo:text-align="start" fo:line-height="200%" fo:text-indent="-0.3333in"/>
      <style:text-properties fo:hyphenate="true"/>
    </style:style>
    <style:style style:name="T32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35" style:parent-style-name="Normal" style:family="paragraph">
      <style:paragraph-properties fo:text-align="start" fo:line-height="200%" fo:text-indent="-0.3333in"/>
      <style:text-properties fo:hyphenate="true"/>
    </style:style>
    <style:style style:name="T33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4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42" style:parent-style-name="Normal" style:family="paragraph">
      <style:paragraph-properties fo:text-align="start" fo:line-height="200%" fo:text-indent="-0.3333in"/>
      <style:text-properties fo:hyphenate="true"/>
    </style:style>
    <style:style style:name="T34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4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48" style:parent-style-name="Normal" style:family="paragraph">
      <style:paragraph-properties fo:text-align="start" fo:line-height="200%" fo:text-indent="-0.3333in"/>
      <style:text-properties fo:hyphenate="true"/>
    </style:style>
    <style:style style:name="T34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5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5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55" style:parent-style-name="Normal" style:family="paragraph">
      <style:paragraph-properties fo:text-align="start" fo:line-height="200%" fo:text-indent="-0.3333in"/>
      <style:text-properties fo:hyphenate="true"/>
    </style:style>
    <style:style style:name="T35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5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6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62" style:parent-style-name="Normal" style:family="paragraph">
      <style:paragraph-properties fo:text-align="start" fo:line-height="200%" fo:text-indent="-0.3333in"/>
      <style:text-properties fo:hyphenate="true"/>
    </style:style>
    <style:style style:name="T363"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6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6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68" style:parent-style-name="Normal" style:family="paragraph">
      <style:paragraph-properties fo:text-align="start" fo:line-height="200%" fo:text-indent="-0.3333in"/>
      <style:text-properties fo:hyphenate="true"/>
    </style:style>
    <style:style style:name="T36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7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73" style:parent-style-name="Normal" style:family="paragraph">
      <style:paragraph-properties fo:text-align="start" fo:line-height="200%" fo:text-indent="-0.3333in"/>
      <style:text-properties fo:hyphenate="true"/>
    </style:style>
    <style:style style:name="T37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7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78" style:parent-style-name="Normal" style:family="paragraph">
      <style:paragraph-properties fo:text-align="start" fo:line-height="200%" fo:text-indent="-0.3333in"/>
      <style:text-properties fo:hyphenate="true"/>
    </style:style>
    <style:style style:name="T379"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8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8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82"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8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84"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8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86" style:parent-style-name="Normal" style:family="paragraph">
      <style:paragraph-properties fo:text-align="start" fo:line-height="200%" fo:text-indent="-0.3333in"/>
      <style:text-properties fo:hyphenate="true"/>
    </style:style>
    <style:style style:name="T38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8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8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90"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9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92" style:parent-style-name="Normal" style:family="paragraph">
      <style:paragraph-properties fo:text-align="start" fo:line-height="200%" fo:text-indent="-0.3333in"/>
      <style:text-properties fo:hyphenate="true"/>
    </style:style>
    <style:style style:name="T393"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9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9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9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9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9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9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400" style:parent-style-name="Normal" style:family="paragraph">
      <style:paragraph-properties fo:text-align="start" fo:line-height="200%" fo:text-indent="-0.3333in"/>
      <style:text-properties fo:hyphenate="true"/>
    </style:style>
    <style:style style:name="T40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0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0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0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405"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Subjective cogntive measures</text:p>
      <text:p text:style-name="P56">Fatigue</text:p>
      <text:p text:style-name="P57"><text:span text:style-name="T58"><office:annotation office:name="6" xml:id="1156475456"><dc:creator>Janka Hauffe</dc:creator><dc:date>2024-09-26T11:14:00</dc:date><meta:creator-initials>JH</meta:creator-initials><text:p text:style-name="P59"><text:span text:style-name="T60">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61"><text:s/>cognitive measures</text:span></text:p>
      <text:p text:style-name="P62">Neurological tests</text:p>
      <text:p text:style-name="P63"><text:bookmark-start text:name="_Hlk178298318"/>EEG<text:s/>findings in PCS patients</text:p>
      <text:p text:style-name="P64"><text:bookmark-start text:name="_Hlk178302760"/><text:span text:style-name="T65">Electroencephalography (EEG) is a non-invasive, objective method for assessing neuronal activity and has proven to be a valuable tool in identifying neurophysiological dysfunctions<text:s/></text:span><text:span text:style-name="T66">in individuals with cognitive impairment (Koenig, Smailovic &amp; Jelic, 2020</text:span><text:span text:style-name="T67">; Kubota, Gajera &amp; Kuroda, 2021)</text:span><text:span text:style-name="T68">.<text:s/></text:span><text:bookmark-start text:name="_Hlk178302865"/><text:bookmark-end text:name="_Hlk178302760"/><text:span text:style-name="T69">Because of this, EEG studies have become increasingly relevant for investigating individuals with COVID-19 and PCS, as they reveal changes in brain neural activity that correlate with<text:s/></text:span><text:span text:style-name="T70">fatigue and<text:s/></text:span><text:span text:style-name="T71">cognitive deficits</text:span><text:span text:style-name="T72"><text:s/>in these patients<text:s/></text:span><text:span text:style-name="T73">(</text:span><text:span text:style-name="T74">Antony &amp; Haneef, 2020;<text:s/></text:span><text:span text:style-name="T75">Appelt et al., 2022; Cecchetti et al., 2022; Furlanis et al., 2023; Kopanska et al., 2022; Kubota, Gajera &amp; Kuroda, 2021;<text:s/></text:span><text:span text:style-name="T76">Pasini et al., 2020</text:span><text:span text:style-name="T77">;<text:s/></text:span><text:span text:style-name="T78">Pastor, Vega-Zelaya &amp; Abad, 2020</text:span><text:span text:style-name="T79">;<text:s/></text:span><text:span text:style-name="T80">Roberto, Espiritu, Fernandez &amp; Gutierrez, 2020</text:span><text:span text:style-name="T81">;<text:s/></text:span><text:span text:style-name="T82">Wojcik et al., 2023)</text:span><text:span text:style-name="T83">.</text:span><text:bookmark-end text:name="_Hlk178302865"/><text:span text:style-name="T84"><text:s/></text:span></text:p>
      <text:p text:style-name="P85"><text:span text:style-name="T86">For example, Kubota et al.</text:span><text:span text:style-name="T87"><text:s/></text:span><text:span text:style-name="T88"><office:annotation office:name="7" xml:id="1838030979"><dc:creator>Janka Hauffe</dc:creator><dc:date>2024-09-27T04:34:00</dc:date><meta:creator-initials>JH</meta:creator-initials><text:p text:style-name="P89">Muss eigentlich dazu sagen, von denen, bei den ein EEG gemacht worden ist, auf Grund der Symptom Schwere. Es geht nicht um die Gesamtstichprobe aller, die jemals Corona hatten.<text:s/></text:p></office:annotation>(2021</text:span><text:span text:style-name="CommentReference"><office:annotation-end office:name="7"/></text:span><text:span text:style-name="T90">)<text:s/></text:span><text:span text:style-name="T91">reported th</text:span><text:span text:style-name="T92">at the proportion of abnormal background activity in COVID-19 patients was remarkably high at 96.1%. Similarly, Pasini et al. (2020) examined 15 patients with COVID-19 , finding abnormal EEGs in all cases.<text:s/></text:span><text:span text:style-name="T93">Abnormalities were not only present in COVID-19 patients, but also in those with PCS.<text:s/></text:span><text:span text:style-name="T94">As to meantion only two of them exampley,<text:s/></text:span><text:span text:style-name="T95">Furlanis et al.</text:span><text:span text:style-name="T96"><text:s/>(2023)</text:span><text:span text:style-name="T97"><text:s/>found that two-thirds of the 20 participants presenting brain fog were characterized by unexpected abnormal EEG patterns.<text:s/></text:span><text:span text:style-name="T98">Ortelli et al. (2023) found that lower performance<text:s/></text:span><text:span text:style-name="T99">on</text:span><text:span text:style-name="T100"><text:s/>cognitive tasks,<text:s/></text:span><text:span text:style-name="T101">particularly<text:s/></text:span><text:span text:style-name="T102">those</text:span><text:span text:style-name="T103"><text:s/>assessing</text:span><text:span text:style-name="T104"><text:s/>executive function, was associated with<text:s/></text:span><text:span text:style-name="T105">changes in<text:s/></text:span><text:span text:style-name="T106">brain activity<text:s/></text:span><text:span text:style-name="T107">in<text:s/></text:span><text:span text:style-name="T108">PCS patients.<text:s/></text:span></text:p>
      <text:p text:style-name="P109">There are different types of analyses used to evaluate EEG patterns of PCS patients, ranging<text:s/>from common power spectrum and event-related potentials (Cecchetti et al., 2022; Furlanis et al., 2023; Kopanska et al., 2022) to more<text:s/>sophisticated approaches, such as intrinsic mode functions and avalanche analysis (Appelt et al., 2022; Wojcik et al., 2023).<text:s/>However, in this thesis, a power analysis will be conducted, specifically examining delta and beta frequency (in PCS patients).<text:s/></text:p>
      <text:p text:style-name="P110"/>
      <text:p text:style-name="P111"/>
      <text:p text:style-name="P112">Delta Power in PCS patients</text:p>
      <text:p text:style-name="P113">Delta frequency (0.5-3<text:s/>Hz) in healthy adults no delta frequency during the waking state<text:s/>and is Auftreten und Häufigkeit ist kennzeichen für Phase des Tiefschlafs<text:s/>(Schandry, 2016).</text:p>
      <text:p text:style-name="P114">(Furlanis et al., 2022). 20 participants participated, EEG was found indicative of epileptic discharges in 4 subjects, while 9 individuals presented a delta-slowing pattern.</text:p>
      <text:p text:style-name="P115"><text:span text:style-name="T116">However, the mean spectra show the existence of a significant encephalopathic pattern with an excess of generalized delta activity and lower alpha and beta values</text:span><text:span text:style-name="T117"><text:s/></text:span><text:span text:style-name="T118">(Pastor, Vega-Zelaya &amp; Abad, 2020)</text:span><text:span text:style-name="T119">. Some severely affected COVID patients develop an encephalopathy with specific EEG features, with spectral and connectivity alterations, and raw tracings appear nearly physiological</text:span><text:span text:style-name="T120"><text:s/></text:span><text:span text:style-name="T121">(Pastor, Vega-Zelaya &amp; Abad, 2020)</text:span><text:span text:style-name="T122">.</text:span><text:span text:style-name="T123"><text:s/>Had 20 patients</text:span><text:span text:style-name="T124">(Pastor, Vega-Zelaya &amp; Abad, 2020).</text:span><text:span text:style-name="T125"><text:s/></text:span><text:span text:style-name="T126">Increase of delta of COVID-19 patients at baseline EEG (</text:span><text:span text:style-name="T127">Cecchetti et al., 2022</text:span><text:span text:style-name="T128">). Unexpectedly, found that higher delta cortical currrent source densities (CSD) at baseline was related to better executibe functions and predicted better cognitive outcomes at follow-up (</text:span><text:span text:style-name="T129">Cecchetti et al., 2022</text:span><text:span text:style-name="T130">). Lower EEG delta band at baseline predicted worse cognitive functioning at follow-up (</text:span><text:span text:style-name="T131">Cecchetti et al., 2022</text:span><text:span text:style-name="T132">). found lowered delta activity at baseline in PCS, related to lower performance in executive function tasks (TMT; FAB) (</text:span><text:span text:style-name="T133">Cecchetti et al., 2022</text:span><text:span text:style-name="T134">).</text:span><text:span text:style-name="T135"><text:s/>9 of 20 individuals presented a delta-slowing pattern<text:s/></text:span><text:span text:style-name="T136">(Furlanis et al., 2023).</text:span><text:span text:style-name="T137"><text:s/>The relative delta power values in this sample were higher than those reported in literature for the healthy subjects<text:s/></text:span><text:span text:style-name="T138">(Furlanis et al., 2023).</text:span><text:span text:style-name="T139"><text:s/>Ortelli et al. (2023) Analysis of current source density revealed significant differences between PCS and HCs in the delta frequency band, with PCS patients exhibiting reduced activity compared to HCs (Ortelli et al., 2023).</text:span><text:span text:style-name="T140"><text:s/>Main finding from Ortelli et al., 2023): Reduction in brain source activity for the delta band, distributed bilaterally in the frontal-parietal lobe, and in the left temporal lobe.<text:s/></text:span><text:span text:style-name="T141">Kopanska et al., 2022: In data frequency, decrease in the left hemisphere and an increase in right hemisphere.</text:span></text:p>
      <text:p text:style-name="P142"/>
      <text:p text:style-name="P143">Beta Power in PCS patients</text:p>
      <text:p text:style-name="P144">Beta frequency (14-30 Hz) is<text:s/>typically<text:s/>present when<text:s/>individuals are<text:s/>awake and mentally or physically active,<text:s/>or<text:s/>under psychological stress<text:s/>(Schandry et al., 2016).<text:s/>No differences were found in beta frequency bands (Ortelli et al., 2023).<text:s/>Found increase in Beta 2 in both hemispheres and increase in beta 1 in the left hemisphere (Kopanska et al., 2022).</text:p>
      <text:p text:style-name="P145"/>
      <text:soft-page-break/>
      <text:p text:style-name="P146">EEG findings conclusion</text:p>
      <text:p text:style-name="P147">Ortelli et al. (2023) in his study using high-density EEG at rest. Also self-reported cognitive impairment and fatigue (Ortelli et al., 2023). But PCS group also had significant lower MoCA score and higher fatigue score (FSS) (self-evaluation scale measuring percerived fatigue) (Ortelli et al., 2023). Interestingly, the global cognitive score was normal (MoCA was used), thus implying that, overall, PCS patients did not have clinical, significant cognitive impairment (Ortelli et al., 2023). Lower performance in cognitive tasks, especially in those evaluating executive function, was associated with brain activity changes in PCS patients in power spectra EEG analyses (Ortelli et al., 2023)</text:p>
      <text:p text:style-name="P148"/>
      <text:p text:style-name="P149">As those findings are mainly based on subjective perceived cognitive impairment and fatigue (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150">EEG studies have also provided insights into the neurophysiological impact of SARS-CoV-2 infection, revealing changes in brain electrical activity that correlate with cognitive deficits in PCS patients. (Maybe in this part the example from Ortelli et al., 2023?)</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Electroencephalography (EEG) represents an objective non-invasive tool to determine neuronal activity and a prime candidate functional marker of synapse dysfunction and loss in cognitive impairment (Koenig, Smailovic &amp; Jelic, 2020)</text:p>
      <text:p text:style-name="P174"/>
      <text:p text:style-name="P175">This study proposes EEG analysis as an objective tool to identify abnormal neurophysiological function in people with self-reported cognitive impairment in the post-COVID period.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176">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177"/>
      <text:p text:style-name="P178"><text:span text:style-name="T179">EEG abnormalities are common in<text:s/></text:span><text:span text:style-name="T180"><office:annotation office:name="8" xml:id="1155194763"><dc:creator>Janka Hauffe</dc:creator><dc:date>2024-09-26T19:31:00</dc:date><meta:creator-initials>JH</meta:creator-initials><text:p text:style-name="P181">Not long covid</text:p></office:annotation>COVID-19<text:s/></text:span><text:span text:style-name="CommentReference"><office:annotation-end office:name="8"/></text:span><text:span text:style-name="T182">related encephalopathy and correlates with disease severity, preexisting neurological conditions including epilepsy and prolonged EEG monitoring. Frontal findings are frequent and have been proposed as a biomarker for COVID-19 encephalopathy (Antony &amp; Haneef, 2020).</text:span></text:p>
      <text:p text:style-name="P183"/>
      <text:p text:style-name="P184">Electroencephalography (EEG) is one of the 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 COVID-19<text:s/>(Kubota, Gajera &amp; Kuroda, 2021).<text:s/>Aim of systematic review and meta-analysis was to evaluate the proportion of EEG findings in patients with COVID-19, systematically and quantitatively. Shown comprehensive and quantitative analysis of the proportion of EEG<text:s/><text:soft-page-break/>findings with COVID-19 who underwent EEG tests.<text:s/>Found that the proportion of abnormal background activity was exceedingly high at 96.1%.<text:s/>This result suggests that patients infected with COVID-19 who required EEG may likely have encephalopathy. The proportion of abnormal background activity in patients with COVID-19 was high (96.1%) (Kubota, Gajera &amp; Kuroda, 2021).<text:s/></text:p>
      <text:p text:style-name="P185"/>
      <text:p text:style-name="P186">(Pasini et al., 2020):<text:s/>EEG fidnings in 15 patients with suspected COVID-19 related encephalopathy. All had neurological symptoms, including confusion (11 patients), aphasia (1 patient), and impairment of consciousness (4 patients). EEGs were abnormal in all cases.</text:p>
      <text:p text:style-name="P187"/>
      <text:p text:style-name="P188">(Pastor, Vega-Zelaya &amp; Abad, 2020): For most of the COVID patients, the raw EEGs show a nearly physiological pattern. However, the mean spectra show the existence of a significant encephalopathic pattern with an excess of generalized delta activity and lower alpha and beta values. Some severely affected COVID patients develop an encephalopathy with specific EEG features, with spectral and connectivity alterations, and raw tracings appear nearly physiological.<text:s/>Had 20 patients.</text:p>
      <text:p text:style-name="P189"/>
      <text:p text:style-name="P190">(Roberto, Espiritu, Fernandez &amp; Gutierrez, 2020): Systematic review: The majority of the EEG recordings showed non-specific EEG abnormalities of background rhythm like generalized/ focal showing and epileptiform discharges.</text:p>
      <text:p text:style-name="P191"/>
      <text:p text:style-name="P192">Cecchetti et al., 2022: Covid-19 patients showed<text:s/>interrelated cognitive, EEG, and MRI abnormalities 2 month after hospital discharges. First study to explore long-term neurocognitive and neurophysiological consequences on adult COVID-19 survuvors up to 10 month after infection with structured neuropsychological and resting-state EEG assessments.<text:s/>Increase of delta of COVID-19 patients at baseline EEG.<text:s/>Unexpectedly, found that higher delta cortical currrent source densities (CSD) at baseline was related to better executibe functions and predicted better cognitive outcomes at follow-up.<text:s/>Lower EEG delta band at baseline predicted worse cognitive functioning at follow-up.<text:s/>found lowered delta activity at baseline in PCS, related to lower performance in executive function tasks (TMT; FAB).</text:p>
      <text:p text:style-name="P193"/>
      <text:p text:style-name="P194">Furlanis et al., 2023:<text:s/>Findings highlight the usefulness of EEG analysis to objectively describe possible neurophysiological abnormalities in post-COVID patients presenting subjective cognitive deficit.<text:s/>2/3 of participants were characterized by unexpected abnormal EEG<text:s/><text:soft-page-break/>patterns. 9 of 20 individuals presented a delta-slowing pattern.<text:s/>The relative delta power values in this sample were higher than those reported in literature for the healthy subjects.<text:s/>Lack of data about brain perfusion in post-COVID patients representing cognitive impairment.</text:p>
      <text:p text:style-name="P195"/>
      <text:p text:style-name="P196"><text:span text:style-name="T197"><office:annotation office:name="9" xml:id="177264115"><dc:creator>Janka Hauffe</dc:creator><dc:date>2024-09-27T02:13:00</dc:date><meta:creator-initials>JH</meta:creator-initials><text:p text:style-name="P198">n PCS patients, Cecchetti and colleagues [ 17 ] performed, instead, a source</text:p><text:p text:style-name="P199">estimation analysis by using a low-density EEG. This technique is more accessible in clini-</text:p><text:p text:style-name="P200">cal settings than high-density EEG (Hd-EEG), but it implies a low spatial resolution that</text:p><text:p text:style-name="P201">could potentially flaw the source localization analysis as compared to high-density source</text:p><text:p text:style-name="P202">estimation [26].</text:p></office:annotation>Ortelli et<text:s/></text:span><text:span text:style-name="CommentReference"><office:annotation-end office:name="9"/></text:span><text:span text:style-name="T203">al., 2023: PCS participants show</text:span><text:span text:style-name="T204">ed lower delta source activity over brain regions known to be associated with executive processes. Indicating a dysfunction in the neuronal networks involved in executive functions in PCS patients complaining of fatigue and cognitive<text:s/></text:span><text:span text:style-name="T205"><office:annotation office:name="10" xml:id="711355583"><dc:creator>Janka Hauffe</dc:creator><dc:date>2024-09-27T02:32:00</dc:date><meta:creator-initials>JH</meta:creator-initials><text:p text:style-name="P206">Cecchetti; Kopanska, Wojcik, Furlanis, Appelt, Haykal, Kubota</text:p></office:annotation>impairmen</text:span><text:span text:style-name="CommentReference"><office:annotation-end office:name="10"/></text:span><text:span text:style-name="T207">t.<text:s/></text:span><text:span text:style-name="T208">EEG patterns of PCS patients were evaluated with different types of analyses, from common power spectrum and event-related pot</text:span><text:span text:style-name="T209"><office:annotation office:name="11" xml:id="1298395172"><dc:creator>Janka Hauffe</dc:creator><dc:date>2024-09-27T02:32:00</dc:date><meta:creator-initials>JH</meta:creator-initials><text:p text:style-name="P210">Cecchetti; Kopanska, Furlanis,<text:s/></text:p></office:annotation>entials</text:span><text:span text:style-name="CommentReference"><office:annotation-end office:name="11"/></text:span><text:span text:style-name="T211"><text:s/>to more complex brain dynamic analyses, such as intrinsic mode functions and avalanche<text:s/></text:span><text:span text:style-name="T212"><office:annotation office:name="12" xml:id="1182411195"><dc:creator>Janka Hauffe</dc:creator><dc:date>2024-09-27T02:33:00</dc:date><meta:creator-initials>JH</meta:creator-initials><text:p text:style-name="P213">Wojcik, Appelt</text:p></office:annotation>analysis</text:span><text:span text:style-name="CommentReference"><office:annotation-end office:name="12"/></text:span><text:span text:style-name="T214">. Ortelli in his study using high-density EEG at rest. Also self-reported cognitive impairment and fatigue. But PCS group also had significant lower MoCA score and higher fatigue score (FSS) (self-evaluation scale measuring percerived fatigue.<text:s/></text:span><text:span text:style-name="T215">Analysis of current source density revealed significant differences between PCS and HCs in the delta frequency band, with PCS patients exhibiting reduced activity compared to HCs. No differences were found in beta frequency bands.<text:s/></text:span><text:span text:style-name="T216">Interestingly, the global cognitive score was normal (MoCA was used), thus implying that, overall, PCS patients did not have clinical, significant cognitive impairment.<text:s/></text:span><text:span text:style-name="T217">Lower performance in cognitive tasks, especially in those evaluating executive function, was associated with brain activity changes in PCS patients in power spectra EEG analyses.<text:s/></text:span><text:span text:style-name="T218">Main finding: Reduction in brain source activity for the delta band</text:span><text:span text:style-name="T219">, distributed bilaterally in the frontal-parietal lobe, and in the left temporal lobe.<text:s/></text:span></text:p>
      <text:p text:style-name="P220"/>
      <text:p text:style-name="P221">Kopanska<text:s/>et al., 2022:<text:s/>In data frequency, decrease in the left hemisphere and an increase in right hemisphere.<text:s/>Found increase in Beta 2 in both hemispheres and increase in beta 1 in the left hemisphere.</text:p>
      <text:p text:style-name="P222"/>
      <text:p text:style-name="P223">Investigating the neural substrates of cognitive deficits and fatigue in PCS patients can provide valuable insights into the pathophysiology of this condition and open the way to the development of targeted interventions for affected individuals.</text:p>
      <text:p text:style-name="P224"/>
      <text:p text:style-name="P225">As those findings are mainly based on subjective perceived cognitive impairment and fatigue (there was also no differenciation between cognitive impairment and fatigue) it is interesting to look at EEG patterns in purely cognitive group. (If I manage to have no significant<text:s/><text:soft-page-break/>difference in fatigue levels between those two groups) So that potential abnormalities in EEG can be related to objective cognitive impairment and not fatigue. <text:s/></text:p>
      <text:p text:style-name="P226">EEG studies have also provided insights into the neurophysiological impact of SARS-CoV-2 infection, revealing changes in brain electrical activity that correlate with cognitive deficits in PCS patients<text:s/></text:p>
      <text:p text:style-name="P227"><text:bookmark-end text:name="_Hlk178298318"/></text:p>
      <text:p text:style-name="P228">Cognitive impairment related to fatigue. How to separate those two things? Can we actually separate them?</text:p>
      <text:p text:style-name="P229"/>
      <text:p text:style-name="P230"/>
      <text:p text:style-name="P231"/>
      <text:p text:style-name="P232"/>
      <text:p text:style-name="P233"/>
      <text:p text:style-name="P234"/>
      <text:p text:style-name="P235">Also EEG findings depend on self-reported cognitive impairment or objective. Therefore it is interesting to see, how EEG patterns are in objective groups.<text:s/>Therefore also interesting to see, how and if there are differences on how cognitive deficits and fatigue manifest in beta and delta band.</text:p>
      <text:p text:style-name="P236"/>
      <text:p text:style-name="P237"/>
      <text:p text:style-name="P238"/>
      <text:p text:style-name="P239">With growing evidence of neurologic<text:s/>involvement seen in COVID-19, there may be an increasing demand for<text:s/>important neurodiagnostic tools such as electroencephalography (EEG).</text:p>
      <text:p text:style-name="P240"/>
      <text:p text:style-name="P241"/>
      <text:p text:style-name="P242">EEG findings in PCS patients</text:p>
      <text:p text:style-name="P243">EEG findings in cognitive impairment</text:p>
      <text:p text:style-name="P244"/>
      <text:p text:style-name="P245"/>
      <text:p text:style-name="P246"/>
      <text:p text:style-name="P247"/>
      <text:p text:style-name="P248"/>
      <text:p text:style-name="P249"/>
      <text:p text:style-name="P250"/>
      <text:p text:style-name="P251">These neurological manifestations have been suggested to not depend on the<text:s/>severity of the infection and therefore may manifest also in<text:s/>paucisymptomatic COVID-19 patients<text:s/>(Nalbandian et al., 2021)</text:p>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266"/>
      <text:p text:style-name="P267">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268">Before the cluster analysis approach will be explained, a closer look into objective cognitive measures will be taken. <text:s/></text:p>
      <text:p text:style-name="P269"/>
      <text:list text:style-name="LFO1" text:continue-numbering="true">
        <text:list-item>
          <text:p text:style-name="P270">Introduction to COVID-19 and PCS</text:p>
        </text:list-item>
        <text:list-item>
          <text:p text:style-name="P271">Cognitive impairment in PCS</text:p>
        </text:list-item>
        <text:list-item>
          <text:p text:style-name="P272">Fatigue in PCS (not sure if I want that here. Or maybe just as part of Factors influencing cognitive impairment? Or later findings of Fatigue in PCS and then)</text:p>
        </text:list-item>
        <text:list-item>
          <text:p text:style-name="P273">Factors influencing cognitive impairment</text:p>
        </text:list-item>
        <text:list-item>
          <text:p text:style-name="P274">EEG findings in cognitive impairment</text:p>
        </text:list-item>
        <text:list-item>
          <text:p text:style-name="P275">EEG findings in PCS</text:p>
        </text:list-item>
        <text:list-item>
          <text:p text:style-name="P276">(maybe here fatigue?)</text:p>
        </text:list-item>
        <text:list-item>
          <text:p text:style-name="P277">Cluster analysis <text:s/>approach</text:p>
        </text:list-item>
        <text:list-item>
          <text:p text:style-name="P278">Research question</text:p>
        </text:list-item>
        <text:list-item>
          <text:p text:style-name="P279">Hypotheses<text:s/></text:p>
        </text:list-item>
      </text:list>
      <text:p text:style-name="P280"/>
      <text:p text:style-name="P281">Definition of cognitive impairment</text:p>
      <text:p text:style-name="P282">How cognitive impairment is measured</text:p>
      <text:p text:style-name="P283">Fatigue</text:p>
      <text:p text:style-name="P284">EEG findings</text:p>
      <text:p text:style-name="P285">Goal of this study (two objective cognitive groups, comparing them)</text:p>
      <text:p text:style-name="P286">How to reach goal<text:s/></text:p>
      <text:p text:style-name="P287"/>
      <text:p text:style-name="P288">EEG finding in PCS patients</text:p>
      <text:p text:style-name="P289"/>
      <text:p text:style-name="P290">EEG findings in cognitive impairment</text:p>
      <text:p text:style-name="P291"/>
      <text:p text:style-name="P292"/>
      <text:p text:style-name="P293">How do individuals with different cognitive performance levels differ in their self-reported limitations after SARS-CoV-2 infection, their well-being, and their resting state neural activity?</text:p>
      <text:p text:style-name="P294"/>
      <text:p text:style-name="P295">Hypotheses<text:s/></text:p>
      <text:p text:style-name="P296"/>
      <text:p text:style-name="P297"/>
      <text:p text:style-name="P298"/>
      <text:p text:style-name="P299"/>
      <text:p text:style-name="P300"/>
      <text:p text:style-name="P301"/>
      <text:p text:style-name="P302"/>
      <text:p text:style-name="P303"/>
      <text:p text:style-name="P304"/>
      <text:p text:style-name="P305"/>
      <text:p text:style-name="P306">Literature</text:p>
      <text:p text:style-name="P307"><text:span text:style-name="T308">Almeria, M., Cejudo, J. C., Sotoca, J., Deus, J., &amp; Krupinski, J. (2020). Cognitive profile following COVID-19 infection: Clinical predictors leading to neuropsychological impairment.<text:s/></text:span><text:span text:style-name="T309">Brain, Behavior, &amp; Immunity-Health</text:span><text:span text:style-name="T310">,<text:s/></text:span><text:span text:style-name="T311">9</text:span><text:span text:style-name="T312">, 100163.<text:s/></text:span><text:a xlink:href="https://doi.org/10.1016/j.bbih.2020.100163" office:target-frame-name="_top" xlink:show="replace"><text:span text:style-name="T313">https://doi.org/10.1016/j.bbih.2020.100163</text:span></text:a></text:p>
      <text:p text:style-name="P314"><text:span text:style-name="T315">Bland, A., Barraclough, M., Trender, W., Mehta, M., Hellyer, P., Hampshire, A., Penner, I.-K., Elliott, R., &amp; Harenwall, S. (2024). Profiles of objective and subjective cognitive function in Post-COVID Syndrome, COVID-19 recovered, and COVID-19 naïve individuals.<text:s/></text:span><text:span text:style-name="T316">Scientific Reports</text:span><text:span text:style-name="T317">,<text:s/></text:span><text:span text:style-name="T318">14</text:span><text:span text:style-name="T319">(1), 13368.<text:s/></text:span><text:a xlink:href="https://doi.org/10.1038/s41598-024-62050-x" office:target-frame-name="_top" xlink:show="replace"><text:span text:style-name="T320">https://doi.org/10.1038/s41598-024-62050-x</text:span></text:a></text:p>
      <text:p text:style-name="P321"><text:span text:style-name="T322">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323">Critical Care</text:span><text:span text:style-name="T324">,<text:s/></text:span><text:span text:style-name="T325">23</text:span><text:span text:style-name="T326">, 1–11.<text:s/></text:span><text:a xlink:href="https://doi.org/10.1186/s13054-019-2527-1" office:target-frame-name="_top" xlink:show="replace"><text:span text:style-name="T327">https://doi.org/10.1186/s13054-019-2527-1</text:span></text:a></text:p>
      <text:p text:style-name="P328"><text:span text:style-name="T329">Ceban, F., Ling, S., Lui, L. M., Lee, Y., Gill, H., Teopiz, K. M., Rodrigues, N. B., Subramaniapillai, M., Di Vincenzo, J. D., Cao, B., &amp; others. (2022). Fatigue and cognitive impairment in Post-COVID-19 Syndrome: A systematic review and meta-analysis.<text:s/></text:span><text:span text:style-name="T330">Brain, Behavior, and Immunity</text:span><text:span text:style-name="T331">,<text:s/></text:span><text:span text:style-name="T332">101</text:span><text:span text:style-name="T333">, 93–135.<text:s/></text:span><text:a xlink:href="https://doi.org/10.1016/j.bbi.2021.12.020" office:target-frame-name="_top" xlink:show="replace"><text:span text:style-name="T334">https://doi.org/10.1016/j.bbi.2021.12.020</text:span></text:a></text:p>
      <text:p text:style-name="P335"><text:span text:style-name="T336">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337">Brain, Behavior, &amp; Immunity-Health</text:span><text:span text:style-name="T338">,<text:s/></text:span><text:span text:style-name="T339">21</text:span><text:span text:style-name="T340">, 100425.<text:s/></text:span><text:a xlink:href="https://doi.org/10.1016/j.bbih.2022.100425" office:target-frame-name="_top" xlink:show="replace"><text:span text:style-name="T341">https://doi.org/10.1016/j.bbih.2022.100425</text:span></text:a></text:p>
      <text:p text:style-name="P342"><text:span text:style-name="T343">Delgado-Alonso, C., Díez-Cirarda, M., Pagán, J., Pérez-Izquierdo, C., Oliver-Mas, S., Fernández-Romero, L., Martínez-Petit, Á., Valles-Salgado, M., Gil-Moreno, M. J., Yus, M., &amp; others.<text:s/></text:span><text:soft-page-break/><text:span text:style-name="T344">(2023). Unraveling brain fog in post-COVID syndrome: Relationship between subjective cognitive complaints and cognitive function, fatigue, and neuropsychiatric symptoms.<text:s/></text:span><text:span text:style-name="T345">European Journal of Neurology</text:span><text:span text:style-name="T346">.<text:s/></text:span><text:a xlink:href="https://doi.org/10.1111/ene.16084" office:target-frame-name="_top" xlink:show="replace"><text:span text:style-name="T347">https://doi.org/10.1111/ene.16084</text:span></text:a></text:p>
      <text:p text:style-name="P348"><text:span text:style-name="T349">Henneghan, A. M., Lewis, K. A., Gill, E., &amp; Kesler, S. R. (2022). Cognitive impairment in non-critical, mild-to-moderate COVID-19 survivors.<text:s/></text:span><text:span text:style-name="T350">Frontiers in Psychology</text:span><text:span text:style-name="T351">,<text:s/></text:span><text:span text:style-name="T352">13</text:span><text:span text:style-name="T353">, 770459.<text:s/></text:span><text:a xlink:href="https://doi.org/10.3389/fpsyg.2022.770459" office:target-frame-name="_top" xlink:show="replace"><text:span text:style-name="T354">https://doi.org/10.3389/fpsyg.2022.770459</text:span></text:a></text:p>
      <text:p text:style-name="P355"><text:span text:style-name="T356">Hill, N. L., Mogle, J., Wion, R., Munoz, E., DePasquale, N., Yevchak, A. M., &amp; Parisi, J. M. (2016). Subjective cognitive impairment and affective symptoms: A systematic review.<text:s/></text:span><text:span text:style-name="T357">The Gerontologist</text:span><text:span text:style-name="T358">,<text:s/></text:span><text:span text:style-name="T359">56</text:span><text:span text:style-name="T360">(6), e109–e127.<text:s/></text:span><text:a xlink:href="https://doi.org/10.1093/geront/gnw091" office:target-frame-name="_top" xlink:show="replace"><text:span text:style-name="T361">https://doi.org/10.1093/geront/gnw091</text:span></text:a></text:p>
      <text:p text:style-name="P362"><text:span text:style-name="T363">Kwan, A. T., Lakhani, M., Le, G. H., Singh, G., Teopiz, K. M., Ceban, F., Nijjar, C. S., Meshkat, S., Badulescu, S., Ho, R., &amp; others.<text:s/></text:span><text:span text:style-name="T364">(2024). Subjective and objective measures of cognitive function are correlated in persons with Post-COVID-19 Condition: A secondary analysis of a Randomized Controlled Trial.<text:s/></text:span><text:span text:style-name="T365">European Archives of Psychiatry and Clinical Neuroscience</text:span><text:span text:style-name="T366">, 1–8.<text:s/></text:span><text:a xlink:href="https://doi.org/10.1007/s00406-024-01877-x" office:target-frame-name="_top" xlink:show="replace"><text:span text:style-name="T367">https://doi.org/10.1007/s00406-024-01877-x</text:span></text:a></text:p>
      <text:p text:style-name="P368"><text:span text:style-name="T369">Organization, W. H. (2023).<text:s/></text:span><text:span text:style-name="T370">WHO Coronavirus (COVID-19) Dashboard &gt; Cases</text:span><text:span text:style-name="T371">.<text:s/></text:span><text:a xlink:href="https://data.who.int/dashboards/covid19/cases" office:target-frame-name="_top" xlink:show="replace"><text:span text:style-name="T372">https://data.who.int/dashboards/covid19/cases</text:span></text:a></text:p>
      <text:p text:style-name="P373"><text:span text:style-name="T374">Organization, W. H. &amp; others. (2021).<text:s/></text:span><text:span text:style-name="T375">A clinical case definition of post COVID-19 condition by a Delphi consensus, 6 October 2021</text:span><text:span text:style-name="T376">. World Health Organization.<text:s/></text:span><text:a xlink:href="https://www.who.int/publications/i/item/clinical-case-definition-of-post-covid-19-condition" office:target-frame-name="_top" xlink:show="replace"><text:span text:style-name="T377">https://www.who.int/publications/i/item/clinical-case-definition-of-post-covid-19-condition</text:span></text:a></text:p>
      <text:p text:style-name="P378"><text:span text:style-name="T379">Schild, A.-K., Goereci, Y., Scharfenberg, D., Klein, K., Lülling, J., Meiberth, D., Schweitzer, F., Stürmer, S., Zeyen, P., Sahin, D., &amp; others.<text:s/></text:span><text:span text:style-name="T380">(2023). Multidomain cognitive impairment in non-hospitalized patients with the post-COVID-19 syndrome: Results from a prospective monocentric cohort.<text:s/></text:span><text:span text:style-name="T381">Journal of Neurology</text:span><text:span text:style-name="T382">,<text:s/></text:span><text:span text:style-name="T383">270</text:span><text:span text:style-name="T384">(3), 1215–1223.<text:s/></text:span><text:a xlink:href="https://doi.org/10.1007/s00415-022-11444-w" office:target-frame-name="_top" xlink:show="replace"><text:span text:style-name="T385">https://doi.org/10.1007/s00415-022-11444-w</text:span></text:a></text:p>
      <text:soft-page-break/>
      <text:p text:style-name="P386"><text:span text:style-name="T387">Schild, A.-K., Scharfenberg, D., Kirchner, L., Klein, K., Regorius, A., Goereci, Y., Meiberth, D., Sannemann, L., Lülling, J., Schweitzer, F., &amp; others.<text:s/></text:span><text:span text:style-name="T388">(2023). Subjective and objective cognitive deficits in patients with post-COVID syndrome.<text:s/></text:span><text:span text:style-name="T389">Zeitschrift Für Neuropsychologie</text:span><text:span text:style-name="T390">.<text:s/></text:span><text:a xlink:href="https://doi.org/10.1024/1016-264X/a000374" office:target-frame-name="_top" xlink:show="replace"><text:span text:style-name="T391">https://doi.org/10.1024/1016-264X/a000374</text:span></text:a></text:p>
      <text:p text:style-name="P392"><text:span text:style-name="T393">Stewart, R. (2012).<text:s/></text:span><text:span text:style-name="T394">Subjective cognitive impairment.<text:s/></text:span><text:span text:style-name="T395">Current Opinion in Psychiatry</text:span><text:span text:style-name="T396">,<text:s/></text:span><text:span text:style-name="T397">25</text:span><text:span text:style-name="T398">(6), 445–450.<text:s/></text:span><text:a xlink:href="https://doi.org/10.1097/YCO.0b013e3283586fd8" office:target-frame-name="_top" xlink:show="replace"><text:span text:style-name="T399">https://doi.org/10.1097/YCO.0b013e3283586fd8</text:span></text:a></text:p>
      <text:p text:style-name="P400"><text:span text:style-name="T401">Zamarian, L., Rass, V., Goettfried, E., Mayr, V., Carbone, F., Kindl, P., Delazer, M., Djamshidian, A., Fanciulli, A., Mahlknecht, P., &amp; others. (2024). Objective and subjective cognitive outcomes one year after COVID-19.<text:s/></text:span><text:span text:style-name="T402">Annals of Clinical and Translational Neurology</text:span><text:span text:style-name="T403">.<text:s/></text:span><text:a xlink:href="https://doi.org/10.1002/acn3.52149" office:target-frame-name="_top" xlink:show="replace"><text:span text:style-name="T404">https://doi.org/10.1002/acn3.52149</text:span></text:a></text:p>
      <text:p text:style-name="P4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7T03:03:00Z</dc:date>
    <meta:print-date>2024-09-26T09:19:00Z</meta:print-date>
    <meta:template xlink:href="Normal.dotm" xlink:type="simple"/>
    <meta:editing-cycles>129</meta:editing-cycles>
    <meta:editing-duration>PT0S</meta:editing-duration>
    <meta:document-statistic meta:page-count="14" meta:paragraph-count="54" meta:word-count="3713" meta:character-count="27053" meta:row-count="194" meta:non-whitespace-character-count="23394"/>
  </office:meta>
</office:document-meta>
</file>